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afd" officeooo:paragraph-rsid="000b6afd"/>
    </style:style>
    <style:style style:name="P2" style:family="paragraph" style:parent-style-name="Standard">
      <style:text-properties fo:color="#3333ff" officeooo:rsid="000b6afd" officeooo:paragraph-rsid="000b6afd"/>
    </style:style>
    <style:style style:name="P3" style:family="paragraph" style:parent-style-name="Standard">
      <style:text-properties officeooo:rsid="000e19a3" officeooo:paragraph-rsid="000e19a3"/>
    </style:style>
    <style:style style:name="P4" style:family="paragraph" style:parent-style-name="Standard">
      <style:text-properties fo:color="#3333ff" officeooo:rsid="000b6afd" officeooo:paragraph-rsid="000b6afd"/>
    </style:style>
    <style:style style:name="P5" style:family="paragraph" style:parent-style-name="Standard">
      <style:text-properties fo:color="#3333ff" officeooo:rsid="000e19a3" officeooo:paragraph-rsid="0010cc2f"/>
    </style:style>
    <style:style style:name="T1" style:family="text">
      <style:text-properties fo:color="#3333ff"/>
    </style:style>
    <style:style style:name="T2" style:family="text">
      <style:text-properties fo:color="#3333ff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673_1411886113"/>cp glance/.git/hooks/commit-msg oslo.context/.git/hooks<text:bookmark-end text:name="__DdeLink__673_1411886113"/></text:p>
      <text:p text:style-name="P1"/>
      <text:p text:style-name="P1"/>
      <text:p text:style-name="P1"><text:span text:style-name="T2">wang@poseidon:~$ git config --global user.name "Firstname Lastname"</text:span> </text:p>
      <text:p text:style-name="P1">The program 'git' is currently not installed. You can install it by typing: </text:p>
      <text:p text:style-name="P1">sudo apt-get install git </text:p>
      <text:p text:style-name="P2">wang@poseidon:~$ sudo apt-get install git </text:p>
      <text:p text:style-name="P1">[sudo] password for wang: </text:p>
      <text:p text:style-name="P1">Sorry, try again. </text:p>
      <text:p text:style-name="P1">[sudo] password for wang: </text:p>
      <text:p text:style-name="P1">Reading package lists... Done </text:p>
      <text:p text:style-name="P1">Building dependency tree <text:s text:c="6"/></text:p>
      <text:p text:style-name="P1">Reading state information... Done </text:p>
      <text:p text:style-name="P1">The following packages were automatically installed and are no longer required: </text:p>
      <text:p text:style-name="P1"><text:s text:c="2"/>fcitx-frontend-all fcitx-frontend-gtk2 fcitx-frontend-gtk3 </text:p>
      <text:p text:style-name="P1"><text:s text:c="2"/>fcitx-frontend-qt4 fcitx-libs fcitx-libs-gclient fcitx-libs-qt </text:p>
      <text:p text:style-name="P1"><text:s text:c="2"/>fcitx-module-dbus fcitx-modules </text:p>
      <text:p text:style-name="P1">Use 'apt-get autoremove' to remove them. </text:p>
      <text:p text:style-name="P1">The following extra packages will be installed: </text:p>
      <text:p text:style-name="P1"><text:s text:c="2"/>git-man liberror-perl </text:p>
      <text:p text:style-name="P1">Suggested packages: </text:p>
      <text:p text:style-name="P1"><text:s text:c="2"/>git-daemon-run git-daemon-sysvinit git-doc git-el git-email git-gui gitk </text:p>
      <text:p text:style-name="P1"><text:s text:c="2"/>gitweb git-arch git-bzr git-cvs git-mediawiki git-svn </text:p>
      <text:p text:style-name="P1">The following NEW packages will be installed: </text:p>
      <text:p text:style-name="P1"><text:s text:c="2"/>git git-man liberror-perl </text:p>
      <text:p text:style-name="P1">0 upgraded, 3 newly installed, 0 to remove and 164 not upgraded. </text:p>
      <text:p text:style-name="P1">Need to get 3,306 kB of archives. </text:p>
      <text:p text:style-name="P1">After this operation, 21.9 MB of additional disk space will be used. </text:p>
      <text:p text:style-name="P1">Do you want to continue? [Y/n] y </text:p>
      <text:p text:style-name="P1">Get:1 http://cn.archive.ubuntu.com/ubuntu/ trusty/main liberror-perl all 0.17-1.1 [21.1 kB] </text:p>
      <text:p text:style-name="P1">Get:2 http://cn.archive.ubuntu.com/ubuntu/ trusty-updates/main git-man all 1:1.9.1-1ubuntu0.3 [699 kB] </text:p>
      <text:p text:style-name="P1">Get:3 http://cn.archive.ubuntu.com/ubuntu/ trusty-updates/main git amd64 1:1.9.1-1ubuntu0.3 [2,586 kB] </text:p>
      <text:p text:style-name="P1">Fetched 3,306 kB in 3s (918 kB/s) </text:p>
      <text:p text:style-name="P1">Selecting previously unselected package liberror-perl. </text:p>
      <text:p text:style-name="P1">(Reading database ... 170263 files and directories currently installed.) </text:p>
      <text:p text:style-name="P1">Preparing to unpack .../liberror-perl_0.17-1.1_all.deb ... </text:p>
      <text:p text:style-name="P1">Unpacking liberror-perl (0.17-1.1) ... </text:p>
      <text:p text:style-name="P1">Selecting previously unselected package git-man. </text:p>
      <text:p text:style-name="P1">Preparing to unpack .../git-man_1%3a1.9.1-1ubuntu0.3_all.deb ... </text:p>
      <text:p text:style-name="P1">Unpacking git-man (1:1.9.1-1ubuntu0.3) ... </text:p>
      <text:p text:style-name="P1">Selecting previously unselected package git. </text:p>
      <text:p text:style-name="P1">Preparing to unpack .../git_1%3a1.9.1-1ubuntu0.3_amd64.deb ... </text:p>
      <text:p text:style-name="P1">Unpacking git (1:1.9.1-1ubuntu0.3) ... </text:p>
      <text:p text:style-name="P1">Processing triggers for man-db (2.6.7.1-1ubuntu1) ... </text:p>
      <text:p text:style-name="P1">Setting up liberror-perl (0.17-1.1) ... </text:p>
      <text:p text:style-name="P1">Setting up git-man (1:1.9.1-1ubuntu0.3) ... </text:p>
      <text:p text:style-name="P1">Setting up git (1:1.9.1-1ubuntu0.3) ... </text:p>
      <text:p text:style-name="P2">wang@poseidon:~$ git config --global user.name "Firstname Lastname" </text:p>
      <text:p text:style-name="P2">wang@poseidon:~$ git config --global user.name "Wei Li" </text:p>
      <text:p text:style-name="P2">wang@poseidon:~$ git config --global user.email "wei.li@easystack.cn" </text:p>
      <text:p text:style-name="P2"><text:soft-page-break/>wang@poseidon:~$ apt-get install git-review </text:p>
      <text:p text:style-name="P1">E: Could not open lock file /var/lib/dpkg/lock - open (13: Permission denied) </text:p>
      <text:p text:style-name="P1">E: Unable to lock the administration directory (/var/lib/dpkg/), are you root? </text:p>
      <text:p text:style-name="P2">wang@poseidon:~$ sudo apt-get install git-review </text:p>
      <text:p text:style-name="P1">Reading package lists... Done </text:p>
      <text:p text:style-name="P1">Building dependency tree <text:s text:c="6"/></text:p>
      <text:p text:style-name="P1">Reading state information... Done </text:p>
      <text:p text:style-name="P1">The following packages were automatically installed and are no longer required: </text:p>
      <text:p text:style-name="P1"><text:s text:c="2"/>fcitx-frontend-all fcitx-frontend-gtk2 fcitx-frontend-gtk3 </text:p>
      <text:p text:style-name="P1"><text:s text:c="2"/>fcitx-frontend-qt4 fcitx-libs fcitx-libs-gclient fcitx-libs-qt </text:p>
      <text:p text:style-name="P1"><text:s text:c="2"/>fcitx-module-dbus fcitx-modules </text:p>
      <text:p text:style-name="P1">Use 'apt-get autoremove' to remove them. </text:p>
      <text:p text:style-name="P1">The following NEW packages will be installed: </text:p>
      <text:p text:style-name="P1"><text:s text:c="2"/>git-review </text:p>
      <text:p text:style-name="P1">0 upgraded, 1 newly installed, 0 to remove and 164 not upgraded. </text:p>
      <text:p text:style-name="P1">Need to get 18.1 kB of archives. </text:p>
      <text:p text:style-name="P1">After this operation, 120 kB of additional disk space will be used. </text:p>
      <text:p text:style-name="P1">Get:1 http://cn.archive.ubuntu.com/ubuntu/ trusty/universe git-review all 1.23-1 [18.1 kB] </text:p>
      <text:p text:style-name="P1">Fetched 18.1 kB in 1s (11.7 kB/s) <text:s text:c="2"/></text:p>
      <text:p text:style-name="P1">Selecting previously unselected package git-review. </text:p>
      <text:p text:style-name="P1">(Reading database ... 171011 files and directories currently installed.) </text:p>
      <text:p text:style-name="P1">Preparing to unpack .../git-review_1.23-1_all.deb ... </text:p>
      <text:p text:style-name="P1">Unpacking git-review (1.23-1) ... </text:p>
      <text:p text:style-name="P1">Processing triggers for man-db (2.6.7.1-1ubuntu1) ... </text:p>
      <text:p text:style-name="P1">Setting up git-review (1.23-1) ... </text:p>
      <text:p text:style-name="P2">wang@poseidon:~$ cd code </text:p>
      <text:p text:style-name="P2">wang@poseidon:~/code$ git clone https://github.com/openstack/glance.git </text:p>
      <text:p text:style-name="P1">Cloning into 'glance'... </text:p>
      <text:p text:style-name="P1">fatal: unable to access 'https://github.com/openstack/glance.git/': Could not resolve host: github.com </text:p>
      <text:p text:style-name="P2">wang@poseidon:~/code$ ping github.com </text:p>
      <text:p text:style-name="P1">PING github.com (192.30.253.112) 56(84) bytes of data. </text:p>
      <text:p text:style-name="P1">64 bytes from 192.30.253.112: icmp_seq=1 ttl=40 time=344 ms </text:p>
      <text:p text:style-name="P1">64 bytes from 192.30.253.112: icmp_seq=2 ttl=40 time=278 ms </text:p>
      <text:p text:style-name="P1">64 bytes from 192.30.253.112: icmp_seq=3 ttl=40 time=493 ms </text:p>
      <text:p text:style-name="P1">64 bytes from 192.30.253.112: icmp_seq=4 ttl=40 time=315 ms </text:p>
      <text:p text:style-name="P1">64 bytes from 192.30.253.112: icmp_seq=5 ttl=40 time=333 ms </text:p>
      <text:p text:style-name="P1"/>
      <text:p text:style-name="P1">64 bytes from 192.30.253.112: icmp_seq=6 ttl=40 time=355 ms </text:p>
      <text:p text:style-name="P1">64 bytes from 192.30.253.112: icmp_seq=7 ttl=40 time=378 ms </text:p>
      <text:p text:style-name="P1">64 bytes from 192.30.253.112: icmp_seq=8 ttl=40 time=402 ms </text:p>
      <text:p text:style-name="P1">^C </text:p>
      <text:p text:style-name="P1">--- github.com ping statistics --- </text:p>
      <text:p text:style-name="P1">9 packets transmitted, 8 received, 11% packet loss, time 8008ms </text:p>
      <text:p text:style-name="P1">rtt min/avg/max/mdev = 278.794/362.784/493.092/60.552 ms </text:p>
      <text:p text:style-name="P1">wang@poseidon:~/code$ git clone https://github.com/openstack/glance.git </text:p>
      <text:p text:style-name="P1">Cloning into 'glance'... </text:p>
      <text:p text:style-name="P1">remote: Counting objects: 49538, done. </text:p>
      <text:p text:style-name="P1">remote: Compressing objects: 100% (3/3), done. </text:p>
      <text:p text:style-name="P1">remote: Total 49538 (delta 10), reused 10 (delta 10), pack-reused 49525 </text:p>
      <text:p text:style-name="P1">Receiving objects: 100% (49538/49538), 24.76 MiB | 21.00 KiB/s, done. </text:p>
      <text:p text:style-name="P1">Resolving deltas: 100% (32429/32429), done. </text:p>
      <text:p text:style-name="P1">Checking connectivity... done. </text:p>
      <text:p text:style-name="P2"><text:soft-page-break/>wang@poseidon:~/code$ ls </text:p>
      <text:p text:style-name="P1">glance </text:p>
      <text:p text:style-name="P2">wang@poseidon:~/code$ cd glance </text:p>
      <text:p text:style-name="P2">wang@poseidon:~/code/glance$ git remote add <text:s/>gerrit https://liwei1:R5c4OR0GyCyVngbQazYXD94cprHjDSNyBWHz3rH9pg@review.openstack.org/openstack/glance.git </text:p>
      <text:p text:style-name="P2"/>
      <text:p text:style-name="P5">cp glance/.git/hooks/commit-msg oslo.context/.git/hooks</text:p>
      <text:p text:style-name="P5"/>
      <text:p text:style-name="P2">wang@poseidon:~/code/glance$ git remote -v </text:p>
      <text:p text:style-name="P1">gerrit<text:tab/>https://liwei1:R5c4OR0GyCyVngbQazYXD94cprHjDSNyBWHz3rH9pg@review.openstack.org/openstack/glance.git (fetch) </text:p>
      <text:p text:style-name="P1">gerrit<text:tab/>https://liwei1:R5c4OR0GyCyVngbQazYXD94cprHjDSNyBWHz3rH9pg@review.openstack.org/openstack/glance.git (push) </text:p>
      <text:p text:style-name="P1">origin<text:tab/>https://github.com/openstack/glance.git (fetch) </text:p>
      <text:p text:style-name="P1">origin<text:tab/>https://github.com/openstack/glance.git (push) </text:p>
      <text:p text:style-name="P2">wang@poseidon:~/code/glance$ git review -s </text:p>
      <text:p text:style-name="P1">Problems encountered installing commit-msg hook </text:p>
      <text:p text:style-name="P1">The following command failed with exit code 1 </text:p>
      <text:p text:style-name="P1"><text:s text:c="4"/>"scp <text:s/>liwei1:R5c4OR0GyCyVngbQazYXD94cprHjDSNyBWHz3rH9pg@review.openstack.org:hooks/commit-msg .git/hooks/commit-msg" </text:p>
      <text:p text:style-name="P1">----------------------- </text:p>
      <text:p text:style-name="P1">.git/hooks/commit-msg: No such file or directory </text:p>
      <text:p text:style-name="P1">----------------------- </text:p>
      <text:p text:style-name="P2">wang@poseidon:~/code/glance$ git review -s </text:p>
      <text:p text:style-name="P1">Problems encountered installing commit-msg hook </text:p>
      <text:p text:style-name="P1">The following command failed with exit code 1 </text:p>
      <text:p text:style-name="P1"><text:s text:c="4"/>"scp <text:s/>liwei1:R5c4OR0GyCyVngbQazYXD94cprHjDSNyBWHz3rH9pg@review.openstack.org:hooks/commit-msg .git/hooks/commit-msg" </text:p>
      <text:p text:style-name="P1">----------------------- </text:p>
      <text:p text:style-name="P1">.git/hooks/commit-msg: No such file or directory </text:p>
      <text:p text:style-name="P1">----------------------- </text:p>
      <text:p text:style-name="P2">wang@poseidon:~/code/glance$ ls .git/hooks </text:p>
      <text:p text:style-name="P1">applypatch-msg.sample <text:s/>pre-applypatch.sample <text:s text:c="5"/>pre-push.sample </text:p>
      <text:p text:style-name="P1">commit-msg.sample <text:s text:c="5"/>pre-commit.sample <text:s text:c="9"/>pre-rebase.sample </text:p>
      <text:p text:style-name="P1">post-update.sample <text:s text:c="4"/>prepare-commit-msg.sample <text:s/>update.sample </text:p>
      <text:p text:style-name="P2">wang@poseidon:~/code/glance$ git review -s -vv </text:p>
      <text:p text:style-name="P1">2016-07-20 17:32:41.713866 Running: git log --color=never --oneline HEAD^1..HEAD </text:p>
      <text:p text:style-name="P1">2016-07-20 17:32:41.716270 Running: git remote </text:p>
      <text:p text:style-name="P1">2016-07-20 17:32:41.718200 Running: git branch -a --color=never </text:p>
      <text:p text:style-name="P1">2016-07-20 17:32:41.720340 Running: git rev-parse --show-toplevel --git-dir </text:p>
      <text:p text:style-name="P1">2016-07-20 17:32:41.722221 Running: git remote show -n gerrit </text:p>
      <text:p text:style-name="P1">Found origin Push URL: https://liwei1:R5c4OR0GyCyVngbQazYXD94cprHjDSNyBWHz3rH9pg@review.openstack.org/openstack/glance.git </text:p>
      <text:p text:style-name="P1">Fetching commit hook from: scp://review.openstack.org:None </text:p>
      <text:p text:style-name="P1"><text:soft-page-break/>2016-07-20 17:32:41.724715 Running: scp <text:s/>liwei1:R5c4OR0GyCyVngbQazYXD94cprHjDSNyBWHz3rH9pg@review.openstack.org:hooks/commit-msg .git/hooks/commit-msg </text:p>
      <text:p text:style-name="P1">Problems encountered installing commit-msg hook </text:p>
      <text:p text:style-name="P1">The following command failed with exit code 1 </text:p>
      <text:p text:style-name="P1"><text:s text:c="4"/>"scp <text:s/>liwei1:R5c4OR0GyCyVngbQazYXD94cprHjDSNyBWHz3rH9pg@review.openstack.org:hooks/commit-msg .git/hooks/commit-msg" </text:p>
      <text:p text:style-name="P1">----------------------- </text:p>
      <text:p text:style-name="P1">.git/hooks/commit-msg: No such file or directory </text:p>
      <text:p text:style-name="P1">----------------------- </text:p>
      <text:p text:style-name="P2">wang@poseidon:~/code/glance$ git review -s -vv </text:p>
      <text:p text:style-name="P1">2016-07-20 17:34:15.721970 Running: git log --color=never --oneline HEAD^1..HEAD </text:p>
      <text:p text:style-name="P1">2016-07-20 17:34:15.724426 Running: git remote </text:p>
      <text:p text:style-name="P1">2016-07-20 17:34:15.726400 Running: git branch -a --color=never </text:p>
      <text:p text:style-name="P1">2016-07-20 17:34:15.729140 Running: git rev-parse --show-toplevel --git-dir </text:p>
      <text:p text:style-name="P1">2016-07-20 17:34:15.731987 Running: git remote show -n gerrit </text:p>
      <text:p text:style-name="P1">Found origin Push URL: https://liwei1:R5c4OR0GyCyVngbQazYXD94cprHjDSNyBWHz3rH9pg@review.openstack.org/openstack/glance.git </text:p>
      <text:p text:style-name="P1">Fetching commit hook from: scp://review.openstack.org:None </text:p>
      <text:p text:style-name="P1">2016-07-20 17:34:15.734513 Running: scp <text:s/>liwei1:R5c4OR0GyCyVngbQazYXD94cprHjDSNyBWHz3rH9pg@review.openstack.org:hooks/commit-msg .git/hooks/commit-msg </text:p>
      <text:p text:style-name="P1">Problems encountered installing commit-msg hook </text:p>
      <text:p text:style-name="P1">The following command failed with exit code 1 </text:p>
      <text:p text:style-name="P1"><text:s text:c="4"/>"scp <text:s/>liwei1:R5c4OR0GyCyVngbQazYXD94cprHjDSNyBWHz3rH9pg@review.openstack.org:hooks/commit-msg .git/hooks/commit-msg" </text:p>
      <text:p text:style-name="P1">----------------------- </text:p>
      <text:p text:style-name="P1">.git/hooks/commit-msg: No such file or directory </text:p>
      <text:p text:style-name="P1">----------------------- </text:p>
      <text:p text:style-name="P2">wang@poseidon:~/code/glance$ cd .git/hooks </text:p>
      <text:p text:style-name="P2">wang@poseidon:~/code/glance/.git/hooks$ ls </text:p>
      <text:p text:style-name="P1">applypatch-msg.sample <text:s/>pre-applypatch.sample <text:s text:c="5"/>pre-push.sample </text:p>
      <text:p text:style-name="P1">commit-msg.sample <text:s text:c="5"/>pre-commit.sample <text:s text:c="9"/>pre-rebase.sample </text:p>
      <text:p text:style-name="P1">post-update.sample <text:s text:c="4"/>prepare-commit-msg.sample <text:s/>update.sample </text:p>
      <text:p text:style-name="P2">wang@poseidon:~/code/glance/.git/hooks$ vi commit-msg </text:p>
      <text:p text:style-name="P2">wang@poseidon:~/code/glance/.git/hooks$ cd .. </text:p>
      <text:p text:style-name="P2">wang@poseidon:~/code/glance/.git$ cd .. </text:p>
      <text:p text:style-name="P2">wang@poseidon:~/code/glance$ git review -s -vv </text:p>
      <text:p text:style-name="P1">2016-07-20 17:34:51.572472 Running: git log --color=never --oneline HEAD^1..HEAD </text:p>
      <text:p text:style-name="P1">2016-07-20 17:34:51.574902 Running: git remote </text:p>
      <text:p text:style-name="P1">2016-07-20 17:34:51.576899 Running: git branch -a --color=never </text:p>
      <text:p text:style-name="P1">2016-07-20 17:34:51.579005 Running: git rev-parse --show-toplevel --git-dir </text:p>
      <text:p text:style-name="P1">2016-07-20 17:34:51.580924 Running: git remote show -n gerrit </text:p>
      <text:p text:style-name="P1">Found origin Push URL: https://liwei1:R5c4OR0GyCyVngbQazYXD94cprHjDSNyBWHz3rH9pg@review.openstack.org/openstack/glance.git </text:p>
      <text:p text:style-name="P2">wang@poseidon:~/code/glance$ cd .git/hooks </text:p>
      <text:p text:style-name="P2">wang@poseidon:~/code/glance/.git/hooks$ ls </text:p>
      <text:p text:style-name="P1">applypatch-msg.sample <text:s/>pre-applypatch.sample <text:s text:c="5"/>pre-rebase.sample </text:p>
      <text:p text:style-name="P1"><text:soft-page-break/>commit-msg <text:s text:c="12"/>pre-commit.sample <text:s text:c="9"/>update.sample </text:p>
      <text:p text:style-name="P1">commit-msg.sample <text:s text:c="5"/>prepare-commit-msg.sample </text:p>
      <text:p text:style-name="P1">post-update.sample <text:s text:c="4"/>pre-push.sample </text:p>
      <text:p text:style-name="P2">wang@poseidon:~/code/glance/.git/hooks$ cat commit-msg </text:p>
      <text:p text:style-name="P2">wang@poseidon:~/code/glance/.git/hooks$ rm -fr commit-msg </text:p>
      <text:p text:style-name="P2">wang@poseidon:~/code/glance/.git/hooks$ cd .. </text:p>
      <text:p text:style-name="P2">wang@poseidon:~/code/glance/.git$ cd .. </text:p>
      <text:p text:style-name="P2">wang@poseidon:~/code/glance$ git review -s </text:p>
      <text:p text:style-name="P1">Problems encountered installing commit-msg hook </text:p>
      <text:p text:style-name="P1">The following command failed with exit code 1 </text:p>
      <text:p text:style-name="P1"><text:s text:c="4"/>"scp <text:s/>liwei1:R5c4OR0GyCyVngbQazYXD94cprHjDSNyBWHz3rH9pg@review.openstack.org:hooks/commit-msg .git/hooks/commit-msg" </text:p>
      <text:p text:style-name="P1">----------------------- </text:p>
      <text:p text:style-name="P1">.git/hooks/commit-msg: No such file or directory </text:p>
      <text:p text:style-name="P1">----------------------- </text:p>
      <text:p text:style-name="P2">wang@poseidon:~/code/glance$ vi commit-msg </text:p>
      <text:p text:style-name="P2">wang@poseidon:~/code/glance$ vi commit-msg </text:p>
      <text:p text:style-name="P2">wang@poseidon:~/code/glance$ mv commit-msg .git/hooks </text:p>
      <text:p text:style-name="P2">wang@poseidon:~/code/glance$ vi .git/hooks/commit-msg </text:p>
      <text:p text:style-name="P2">wang@poseidon:~/code/glance$ git-review -s </text:p>
      <text:p text:style-name="P2">wang@poseidon:~/code/glance$ git checkout -b typo </text:p>
      <text:p text:style-name="P1">Switched to a new branch 'typo' </text:p>
      <text:p text:style-name="P2">wang@poseidon:~/code/glance$ git branch </text:p>
      <text:p text:style-name="P1"><text:s text:c="2"/>master </text:p>
      <text:p text:style-name="P1">* typo </text:p>
      <text:p text:style-name="P2">wang@poseidon:~/code/glance$ cd db </text:p>
      <text:p text:style-name="P1">bash: cd: db: No such file or directory </text:p>
      <text:p text:style-name="P2">wang@poseidon:~/code/glance$ ls </text:p>
      <text:p text:style-name="P1">api-ref <text:s text:c="10"/>etc <text:s text:c="9"/>pylintrc <text:s text:c="9"/>setup.cfg </text:p>
      <text:p text:style-name="P1">babel.cfg <text:s text:c="8"/>glance <text:s text:c="6"/>rally-jobs <text:s text:c="7"/>setup.py </text:p>
      <text:p text:style-name="P1">bandit.yaml <text:s text:c="6"/>HACKING.rst <text:s/>README.rst <text:s text:c="7"/>test-requirements.txt </text:p>
      <text:p text:style-name="P1">CONTRIBUTING.rst <text:s/>LICENSE <text:s text:c="5"/>releasenotes <text:s text:c="5"/>tox.ini </text:p>
      <text:p text:style-name="P1">doc <text:s text:c="14"/>MANIFEST.in <text:s/>requirements.txt </text:p>
      <text:p text:style-name="P2">wang@poseidon:~/code/glance$ cd glance/db/sqlalchemy/migrate_repo/ </text:p>
      <text:p text:style-name="P2">wang@poseidon:~/code/glance/glance/db/sqlalchemy/migrate_repo$ ls </text:p>
      <text:p text:style-name="P1">__init__.py <text:s/>manage.py <text:s/>migrate.cfg <text:s/>README <text:s/>schema.py <text:s/>versions </text:p>
      <text:p text:style-name="P2">wang@poseidon:~/code/glance/glance/db/sqlalchemy/migrate_repo$ cd versions/ </text:p>
      <text:p text:style-name="P2">wang@poseidon:~/code/glance/glance/db/sqlalchemy/migrate_repo/versions$ ls </text:p>
      <text:p text:style-name="P1">001_add_images_table.py </text:p>
      <text:p text:style-name="P1">002_add_image_properties_table.py </text:p>
      <text:p text:style-name="P1">003_add_disk_format.py </text:p>
      <text:p text:style-name="P1">003_sqlite_downgrade.sql </text:p>
      <text:p text:style-name="P1">003_sqlite_upgrade.sql </text:p>
      <text:p text:style-name="P1">004_add_checksum.py </text:p>
      <text:p text:style-name="P1">005_size_big_integer.py </text:p>
      <text:p text:style-name="P1">006_key_to_name.py </text:p>
      <text:p text:style-name="P1">006_mysql_downgrade.sql </text:p>
      <text:p text:style-name="P1">006_mysql_upgrade.sql </text:p>
      <text:p text:style-name="P1">006_sqlite_downgrade.sql </text:p>
      <text:p text:style-name="P1">006_sqlite_upgrade.sql </text:p>
      <text:p text:style-name="P1">007_add_owner.py </text:p>
      <text:p text:style-name="P1"><text:soft-page-break/>008_add_image_members_table.py </text:p>
      <text:p text:style-name="P1">009_add_mindisk_and_minram.py </text:p>
      <text:p text:style-name="P1">010_default_update_at.py </text:p>
      <text:p text:style-name="P1">011_make_mindisk_and_minram_notnull.py </text:p>
      <text:p text:style-name="P1">011_sqlite_downgrade.sql </text:p>
      <text:p text:style-name="P1">011_sqlite_upgrade.sql </text:p>
      <text:p text:style-name="P1">012_id_to_uuid.py </text:p>
      <text:p text:style-name="P1">013_add_protected.py </text:p>
      <text:p text:style-name="P1">013_sqlite_downgrade.sql </text:p>
      <text:p text:style-name="P1">014_add_image_tags_table.py </text:p>
      <text:p text:style-name="P1">015_quote_swift_credentials.py </text:p>
      <text:p text:style-name="P1">016_add_status_image_member.py </text:p>
      <text:p text:style-name="P1">016_sqlite_downgrade.sql </text:p>
      <text:p text:style-name="P1">017_quote_encrypted_swift_credentials.py </text:p>
      <text:p text:style-name="P1">018_add_image_locations_table.py </text:p>
      <text:p text:style-name="P1">019_migrate_image_locations.py </text:p>
      <text:p text:style-name="P1">020_drop_images_table_location.py </text:p>
      <text:p text:style-name="P1">021_set_engine_mysql_innodb.py </text:p>
      <text:p text:style-name="P1">022_image_member_index.py </text:p>
      <text:p text:style-name="P1">023_placeholder.py </text:p>
      <text:p text:style-name="P1">024_placeholder.py </text:p>
      <text:p text:style-name="P1">025_placeholder.py </text:p>
      <text:p text:style-name="P1">026_add_location_storage_information.py </text:p>
      <text:p text:style-name="P1">027_checksum_index.py </text:p>
      <text:p text:style-name="P1">028_owner_index.py </text:p>
      <text:p text:style-name="P1">029_location_meta_data_pickle_to_string.py </text:p>
      <text:p text:style-name="P1">030_add_tasks_table.py </text:p>
      <text:p text:style-name="P1">031_remove_duplicated_locations.py </text:p>
      <text:p text:style-name="P1">032_add_task_info_table.py </text:p>
      <text:p text:style-name="P1">033_add_location_status.py </text:p>
      <text:p text:style-name="P1">034_add_virtual_size.py </text:p>
      <text:p text:style-name="P1">035_add_metadef_tables.py </text:p>
      <text:p text:style-name="P1">036_rename_metadef_schema_columns.py </text:p>
      <text:p text:style-name="P1">037_add_changes_to_satisfy_models.py </text:p>
      <text:p text:style-name="P1">037_sqlite_downgrade.sql </text:p>
      <text:p text:style-name="P1">037_sqlite_upgrade.sql </text:p>
      <text:p text:style-name="P1">038_add_metadef_tags_table.py </text:p>
      <text:p text:style-name="P1">039_add_changes_to_satisfy_models_metadef.py </text:p>
      <text:p text:style-name="P1">040_add_changes_to_satisfy_metadefs_tags.py </text:p>
      <text:p text:style-name="P1">041_add_artifact_tables.py </text:p>
      <text:p text:style-name="P1">042_add_changes_to_reinstall_unique_metadef_constraints.py </text:p>
      <text:p text:style-name="P1">043_add_image_created_updated_idx.py </text:p>
      <text:p text:style-name="P1">044_update_metadef_os_nova_server.py </text:p>
      <text:p text:style-name="P1">__init__.py </text:p>
      <text:p text:style-name="P1"><text:span text:style-name="T1">wang@poseidon:~/code/glance/glance/db/sqlalchemy/migrate_repo/versions$ vi</text:span> <text:span text:style-name="T1">039_add_changes_to_satisfy_models_metadef.py </text:span></text:p>
      <text:p text:style-name="P1">wang@poseidon:~/code/glance/glance/db/sqlalchemy/migrate_repo/versions$ <text:span text:style-name="T1">git status </text:span></text:p>
      <text:p text:style-name="P1">On branch typo </text:p>
      <text:p text:style-name="P1">Changes not staged for commit: </text:p>
      <text:p text:style-name="P1"><text:s text:c="2"/>(use "git add &lt;file&gt;..." to update what will be committed) </text:p>
      <text:p text:style-name="P1"><text:s text:c="2"/>(use "git checkout -- &lt;file&gt;..." to discard changes in working directory) </text:p>
      <text:p text:style-name="P1"/>
      <text:p text:style-name="P1"><text:soft-page-break/><text:tab/>modified: <text:s text:c="2"/>039_add_changes_to_satisfy_models_metadef.py </text:p>
      <text:p text:style-name="P1"/>
      <text:p text:style-name="P1">no changes added to commit (use "git add" and/or "git commit -a") </text:p>
      <text:p text:style-name="P2">wang@poseidon:~/code/glance/glance/db/sqlalchemy/migrate_repo/versions$ git commit -a </text:p>
      <text:p text:style-name="P1">[typo 6860f01] Fix typo in comment </text:p>
      <text:p text:style-name="P1"><text:s/>1 file changed, 4 insertions(+), 4 deletions(-) </text:p>
      <text:p text:style-name="P2">wang@poseidon:~/code/glance/glance/db/sqlalchemy/migrate_repo/versions$ </text:p>
      <text:p text:style-name="P2">wang@poseidon:~/code/glance/glance/db/sqlalchemy/migrate_repo/versions$ git log </text:p>
      <text:p text:style-name="P1">commit 6860f0195790981f76ff816f04fe9171efb368b5 </text:p>
      <text:p text:style-name="P1">Author: Wei Li &lt;wei.li@easystack.cn&gt; </text:p>
      <text:p text:style-name="P1">Date: <text:s text:c="2"/>Wed Jul 20 17:49:05 2016 +0800 </text:p>
      <text:p text:style-name="P1"/>
      <text:p text:style-name="P1"><text:s text:c="4"/>Fix typo in comment </text:p>
      <text:p text:style-name="P1"><text:s text:c="4"/></text:p>
      <text:p text:style-name="P1"><text:s text:c="4"/>Change-Id: I124f7bb9c444a65c38bec150ecf482bc91d6c2c3 </text:p>
      <text:p text:style-name="P1"/>
      <text:p text:style-name="P1">commit 46a7146e636d9566c27b6f55a0c5d3d6b55c9e61 </text:p>
      <text:p text:style-name="P1">Author: OpenStack Proposal Bot &lt;openstack-infra@lists.openstack.org&gt; </text:p>
      <text:p text:style-name="P1">Date: <text:s text:c="2"/>Mon Jul 18 18:08:24 2016 +0000 </text:p>
      <text:p text:style-name="P1"/>
      <text:p text:style-name="P1"><text:s text:c="4"/>Updated from global requirements </text:p>
      <text:p text:style-name="P1"><text:s text:c="4"/></text:p>
      <text:p text:style-name="P1"><text:s text:c="4"/>Change-Id: Ia14b6c0fe21724e399d0a187bac76a001e9b4d0a </text:p>
      <text:p text:style-name="P1"/>
      <text:p text:style-name="P1">commit 5dfaf4207735bbc6f43130ee10a662185fff99b0 </text:p>
      <text:p text:style-name="P1">Merge: dd6caf5 06af212 </text:p>
      <text:p text:style-name="P1">Author: Jenkins &lt;jenkins@review.openstack.org&gt; </text:p>
      <text:p text:style-name="P1">Date: <text:s text:c="2"/>Thu Jul 14 22:27:04 2016 +0000 </text:p>
      <text:p text:style-name="P1"/>
      <text:p text:style-name="P1"><text:s text:c="4"/>Merge "Cleanup i18n marker functions to match Oslo usage" </text:p>
      <text:p text:style-name="P1"/>
      <text:p text:style-name="P2">wang@poseidon:~/code/glance/glance/db/sqlalchemy/migrate_repo/versions$ git config --global core.editor=vim </text:p>
      <text:p text:style-name="P1">error: invalid key: core.editor=vim </text:p>
      <text:p text:style-name="P2">wang@poseidon:~/code/glance/glance/db/sqlalchemy/migrate_repo/versions$ git config --global core.editor vim </text:p>
      <text:p text:style-name="P2">wang@poseidon:~/code/glance/glance/db/sqlalchemy/migrate_repo/versions$ git commit --amend </text:p>
      <text:p text:style-name="P1">[typo 961b7d2] Fix typo in comment </text:p>
      <text:p text:style-name="P1"><text:s/>1 file changed, 4 insertions(+), 4 deletions(-) </text:p>
      <text:p text:style-name="P1">wang@poseidon:~/code/glance/glance/db/sqlalchemy/migrate_repo/versions$ git-review </text:p>
      <text:p text:style-name="P1">fatal: remote error: </text:p>
      <text:p text:style-name="P1"><text:s/>A Contributor Agreement must be completed before uploading: </text:p>
      <text:p text:style-name="P1"/>
      <text:p text:style-name="P1"><text:s text:c="2"/>https://review.openstack.org/#/settings/agreements </text:p>
      <text:p text:style-name="P2">wang@poseidon:~/code/glance/glance/db/sqlalchemy/migrate_repo/versions$ git-review </text:p>
      <text:p text:style-name="P1">remote: Processing changes: new: 1, refs: 1, done <text:s text:c="3"/></text:p>
      <text:p text:style-name="P1">remote: </text:p>
      <text:p text:style-name="P1">remote: New Changes: </text:p>
      <text:p text:style-name="P1">remote: <text:s text:c="2"/>https://review.openstack.org/344695 Fix typo in comment </text:p>
      <text:p text:style-name="P1">remote: </text:p>
      <text:p text:style-name="P1">To https://liwei1:R5c4OR0GyCyVngbQazYXD94cprHjDSNyBWHz3rH9pg@review.openstack.org/o<text:soft-page-break/>penstack/glance.git </text:p>
      <text:p text:style-name="P1"><text:s/>* [new branch] <text:s text:c="5"/>HEAD -&gt; refs/publish/master/typo </text:p>
      <text:p text:style-name="P1">wang@poseidon:~/code/glance/glance/db/sqlalchemy/migrate_repo/version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8:18:12.166636873</meta:creation-date>
    <dc:date>2016-09-21T15:31:03.386651907</dc:date>
    <meta:editing-duration>PT5M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8" meta:paragraph-count="318" meta:word-count="1346" meta:character-count="15870" meta:non-whitespace-character-count="14245"/>
  </office:meta>
</office:document-meta>
</file>